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4e427" officeooo:paragraph-rsid="0004e427"/>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officeooo:paragraph-rsid="0031829d"/>
    </style:style>
    <style:style style:name="P4" style:family="paragraph" style:parent-style-name="Heading_20_1">
      <style:text-properties officeooo:rsid="0006d346" officeooo:paragraph-rsid="0006d346"/>
    </style:style>
    <style:style style:name="P5" style:family="paragraph" style:parent-style-name="Heading_20_3">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Heading_20_4">
      <style:paragraph-properties fo:margin-left="0cm" fo:margin-right="0cm" fo:text-indent="0cm" style:auto-text-indent="false" fo:padding="0.049cm" fo:border="0.06pt solid #e3e3e3"/>
      <style:text-properties loext:padding="0.049cm" loext:border="0.06pt solid #e3e3e3"/>
    </style:style>
    <style:style style:name="P7" style:family="paragraph" style:parent-style-name="Preformatted_20_Text">
      <style:paragraph-properties fo:margin-left="0cm" fo:margin-right="0cm" fo:text-indent="0cm" style:auto-text-indent="false" fo:padding="0.049cm" fo:border="0.06pt solid #e3e3e3"/>
    </style:style>
    <style:style style:name="P8" style:family="paragraph" style:parent-style-name="Preformatted_20_Text">
      <style:paragraph-properties fo:margin-left="0cm" fo:margin-right="0cm" fo:text-indent="0cm" style:auto-text-indent="false" fo:padding="0.049cm" fo:border="0.06pt solid #e3e3e3"/>
      <style:text-properties loext:padding="0.049cm" loext:border="0.06pt solid #e3e3e3"/>
    </style:style>
    <style:style style:name="P9" style:family="paragraph" style:parent-style-name="Preformatted_20_Text" style:list-style-name="L5">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Preformatted_20_Text">
      <style:paragraph-properties fo:margin-top="0cm" fo:margin-bottom="0.499cm" style:contextual-spacing="false" fo:padding="0.049cm" fo:border="0.06pt solid #e3e3e3"/>
    </style:style>
    <style:style style:name="P11" style:family="paragraph" style:parent-style-name="Preformatted_20_Text">
      <style:paragraph-properties fo:padding="0.049cm" fo:border="0.06pt solid #e3e3e3"/>
    </style:style>
    <style:style style:name="P12"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e3e3e3"/>
    </style:style>
    <style:style style:name="P13" style:family="paragraph" style:parent-style-name="Text_20_body">
      <style:text-properties officeooo:paragraph-rsid="0031829d"/>
    </style:style>
    <style:style style:name="P14" style:family="paragraph" style:parent-style-name="Text_20_body">
      <style:paragraph-properties fo:margin-left="0cm" fo:margin-right="0cm" fo:text-indent="0cm" style:auto-text-indent="false"/>
      <style:text-properties loext:padding="0.049cm" loext:border="0.06pt solid #e3e3e3"/>
    </style:style>
    <style:style style:name="P15"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16"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7"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18"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9" style:family="paragraph" style:parent-style-name="Text_20_body" style:list-style-name="L2">
      <style:paragraph-properties fo:margin-left="0cm" fo:margin-right="0cm" fo:text-indent="0cm" style:auto-text-indent="false" fo:padding="0.049cm" fo:border="0.06pt solid #e3e3e3"/>
      <style:text-properties loext:padding="0.049cm" loext:border="0.06pt solid #e3e3e3"/>
    </style:style>
    <style:style style:name="P20"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1" style:family="paragraph" style:parent-style-name="Text_20_body" style:list-style-name="L3">
      <style:paragraph-properties fo:margin-left="0cm" fo:margin-right="0cm" fo:text-indent="0cm" style:auto-text-indent="false" fo:padding="0.049cm" fo:border="0.06pt solid #e3e3e3"/>
      <style:text-properties loext:padding="0.049cm" loext:border="0.06pt solid #e3e3e3"/>
    </style:style>
    <style:style style:name="P22"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3" style:family="paragraph" style:parent-style-name="Text_20_body" style:list-style-name="L4">
      <style:paragraph-properties fo:margin-left="0cm" fo:margin-right="0cm" fo:text-indent="0cm" style:auto-text-indent="false" fo:padding="0.049cm" fo:border="0.06pt solid #e3e3e3"/>
      <style:text-properties loext:padding="0.049cm" loext:border="0.06pt solid #e3e3e3"/>
    </style:style>
    <style:style style:name="P24"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5" style:family="paragraph" style:parent-style-name="Text_20_body" style:list-style-name="L5">
      <style:paragraph-properties fo:margin-left="0cm" fo:margin-right="0cm" fo:text-indent="0cm" style:auto-text-indent="false" fo:padding="0.049cm" fo:border="0.06pt solid #e3e3e3"/>
      <style:text-properties loext:padding="0.049cm" loext:border="0.06pt solid #e3e3e3"/>
    </style:style>
    <style:style style:name="P26" style:family="paragraph" style:parent-style-name="Text_20_body" style:list-style-name="L5">
      <style:paragraph-properties fo:padding="0.049cm" fo:border="0.06pt solid #e3e3e3"/>
      <style:text-properties loext:padding="0.049cm" loext:border="0.06pt solid #e3e3e3"/>
    </style:style>
    <style:style style:name="P27" style:family="paragraph" style:parent-style-name="Text_20_body" style:list-style-name="L6">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8" style:family="paragraph" style:parent-style-name="Text_20_body" style:list-style-name="L6">
      <style:paragraph-properties fo:margin-left="0cm" fo:margin-right="0cm" fo:text-indent="0cm" style:auto-text-indent="false" fo:padding="0.049cm" fo:border="0.06pt solid #e3e3e3"/>
      <style:text-properties loext:padding="0.049cm" loext:border="0.06pt solid #e3e3e3"/>
    </style:style>
    <style:style style:name="P29"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30" style:family="paragraph" style:parent-style-name="Text_20_body" style:list-style-name="L2">
      <style:paragraph-properties fo:margin-left="0cm" fo:margin-right="0cm" fo:text-indent="0cm" style:auto-text-indent="false" fo:padding="0.049cm" fo:border="0.06pt solid #e3e3e3"/>
    </style:style>
    <style:style style:name="P31" style:family="paragraph" style:parent-style-name="Text_20_body" style:list-style-name="L4">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officeooo:rsid="0031829d"/>
    </style:style>
    <style:style style:name="T3" style:family="text">
      <style:text-properties officeooo:rsid="0034cbd0" loext:padding="0.049cm" loext:border="0.06pt solid #e3e3e3"/>
    </style:style>
    <style:style style:name="T4" style:family="text">
      <style:text-properties officeooo:rsid="0035933e"/>
    </style:style>
    <style:style style:name="T5" style:family="text">
      <style:text-properties officeooo:rsid="0035e1c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3" text:anchor-type="page" text:anchor-page-number="1" svg:x="0.635cm" svg:y="0.635cm" svg:width="1.27cm" draw:z-index="15">
        <draw:text-box fo:min-height="1.27cm">
          <text:p text:style-name="P2"/>
        </draw:text-box>
      </draw:frame>
      <draw:frame draw:style-name="fr1" draw:name="Marco18" text:anchor-type="page" text:anchor-page-number="1" svg:x="0.635cm" svg:y="0.635cm" svg:width="1.27cm" draw:z-index="6">
        <draw:text-box fo:min-height="1.27cm">
          <text:p text:style-name="P2"/>
        </draw:text-box>
      </draw:frame>
      <draw:frame draw:style-name="fr1" draw:name="Marco10" text:anchor-type="page" text:anchor-page-number="1" svg:x="0.635cm" svg:y="0.635cm" svg:width="1.27cm" draw:z-index="5">
        <draw:text-box fo:min-height="1.27cm">
          <text:p text:style-name="P2"/>
        </draw:text-box>
      </draw:frame>
      <draw:frame draw:style-name="fr1" draw:name="Marco4" text:anchor-type="page" text:anchor-page-number="1" svg:x="0.635cm" svg:y="0.635cm" svg:width="1.27cm" draw:z-index="4">
        <draw:text-box fo:min-height="1.27cm">
          <text:p text:style-name="P2"/>
        </draw:text-box>
      </draw:frame>
      <draw:frame draw:style-name="fr1" draw:name="Marco2" text:anchor-type="page" text:anchor-page-number="1" svg:x="0.635cm" svg:y="0.635cm" svg:width="1.27cm" draw:z-index="0">
        <draw:text-box fo:min-height="1.27cm">
          <text:p text:style-name="P2"/>
        </draw:text-box>
      </draw:frame>
      <draw:frame draw:style-name="fr1" draw:name="Marco12" text:anchor-type="page" text:anchor-page-number="1" svg:x="0.635cm" svg:y="0.635cm" svg:width="1.27cm" draw:z-index="1">
        <draw:text-box fo:min-height="1.27cm">
          <text:p text:style-name="P2"/>
        </draw:text-box>
      </draw:frame>
      <draw:frame draw:style-name="fr1" draw:name="Marco19" text:anchor-type="page" text:anchor-page-number="1" svg:x="0.635cm" svg:y="0.635cm" svg:width="1.27cm" draw:z-index="2">
        <draw:text-box fo:min-height="1.27cm">
          <text:p text:style-name="P2"/>
        </draw:text-box>
      </draw:frame>
      <draw:frame draw:style-name="fr1" draw:name="Marco26" text:anchor-type="page" text:anchor-page-number="1" svg:x="0.635cm" svg:y="0.635cm" svg:width="1.27cm" draw:z-index="3">
        <draw:text-box fo:min-height="1.27cm">
          <text:p text:style-name="P2"/>
        </draw:text-box>
      </draw:frame>
      <draw:frame draw:style-name="fr1" draw:name="Marco1" text:anchor-type="page" text:anchor-page-number="1" svg:x="0.635cm" svg:y="0.635cm" svg:width="1.27cm" draw:z-index="7">
        <draw:text-box fo:min-height="1.27cm">
          <text:p text:style-name="P2"/>
        </draw:text-box>
      </draw:frame>
      <draw:frame draw:style-name="fr1" draw:name="Marco5" text:anchor-type="page" text:anchor-page-number="1" svg:x="0.635cm" svg:y="0.635cm" svg:width="1.27cm" draw:z-index="8">
        <draw:text-box fo:min-height="1.27cm">
          <text:p text:style-name="P2"/>
        </draw:text-box>
      </draw:frame>
      <draw:frame draw:style-name="fr1" draw:name="Marco7" text:anchor-type="page" text:anchor-page-number="1" svg:x="0.635cm" svg:y="0.635cm" svg:width="1.27cm" draw:z-index="9">
        <draw:text-box fo:min-height="1.27cm">
          <text:p text:style-name="P2"/>
        </draw:text-box>
      </draw:frame>
      <draw:frame draw:style-name="fr1" draw:name="Marco9" text:anchor-type="page" text:anchor-page-number="1" svg:x="0.635cm" svg:y="0.635cm" svg:width="1.27cm" draw:z-index="10">
        <draw:text-box fo:min-height="1.27cm">
          <text:p text:style-name="P2"/>
        </draw:text-box>
      </draw:frame>
      <draw:frame draw:style-name="fr1" draw:name="Marco13" text:anchor-type="page" text:anchor-page-number="1" svg:x="0.635cm" svg:y="0.635cm" svg:width="1.27cm" draw:z-index="11">
        <draw:text-box fo:min-height="1.27cm">
          <text:p text:style-name="P2"/>
        </draw:text-box>
      </draw:frame>
      <draw:frame draw:style-name="fr1" draw:name="Marco15" text:anchor-type="page" text:anchor-page-number="1" svg:x="0.635cm" svg:y="0.635cm" svg:width="1.27cm" draw:z-index="12">
        <draw:text-box fo:min-height="1.27cm">
          <text:p text:style-name="P2"/>
        </draw:text-box>
      </draw:frame>
      <draw:frame draw:style-name="fr1" draw:name="Marco21" text:anchor-type="page" text:anchor-page-number="1" svg:x="0.635cm" svg:y="0.635cm" svg:width="1.27cm" draw:z-index="13">
        <draw:text-box fo:min-height="1.27cm">
          <text:p text:style-name="P2"/>
        </draw:text-box>
      </draw:frame>
      <draw:frame draw:style-name="fr1" draw:name="Marco23" text:anchor-type="page" text:anchor-page-number="1" svg:x="0.635cm" svg:y="0.635cm" svg:width="1.27cm" draw:z-index="14">
        <draw:text-box fo:min-height="1.27cm">
          <text:p text:style-name="P2"/>
        </draw:text-box>
      </draw:frame>
      <draw:frame draw:style-name="fr1" draw:name="Marco101" text:anchor-type="page" text:anchor-page-number="1" svg:x="0.635cm" svg:y="0.635cm" svg:width="1.27cm" draw:z-index="16">
        <draw:text-box fo:min-height="1.27cm">
          <text:p text:style-name="P2"/>
        </draw:text-box>
      </draw:frame>
      <draw:frame draw:style-name="fr1" draw:name="Marco44" text:anchor-type="page" text:anchor-page-number="1" svg:x="0.635cm" svg:y="0.635cm" svg:width="1.27cm" draw:z-index="17">
        <draw:text-box fo:min-height="1.27cm">
          <text:p text:style-name="P2"/>
        </draw:text-box>
      </draw:frame>
      <draw:frame draw:style-name="fr1" draw:name="Marco80" text:anchor-type="page" text:anchor-page-number="1" svg:x="0.635cm" svg:y="0.635cm" svg:width="1.27cm" draw:z-index="18">
        <draw:text-box fo:min-height="1.27cm">
          <text:p text:style-name="P2"/>
        </draw:text-box>
      </draw:frame>
      <text:h text:style-name="P4" text:outline-level="1"><text:span text:style-name="T4">2</text:span><text:span text:style-name="T5">2</text:span>-<text:span text:style-name="T2">4</text:span>-2024</text:h>
      <text:p text:style-name="P3"><text:span text:style-name="Strong_20_Emphasis"><text:span text:style-name="T3"><text:line-break/>Un firewall es una barrera de seguridad que se utiliza para proteger una red informática o un dispositivo contra accesos no autorizados desde Internet o redes externas. Funciona como un filtro que controla el tráfico de datos entrante y saliente según un conjunto de reglas predefinidas. Su objetivo principal es evitar que el tráfico malicioso o no deseado ingrese a la red o a los dispositivos protegidos, así como prevenir la filtración de datos sensibles hacia el exterior.</text:span></text:span></text:p>
      <text:p text:style-name="P15">Los diferentes elementos utilizados para la creación de reglas en un firewall pueden variar según el tipo de firewall y las necesidades específicas de seguridad de una organización, pero algunos de los elementos comunes incluyen:</text:p>
      <text:list text:style-name="L1">
        <text:list-item>
          <text:p text:style-name="P17">Direcciones IP: Se pueden establecer reglas basadas en direcciones IP individuales, rangos de direcciones IP o subredes para permitir o bloquear el tráfico desde o hacia direcciones específicas.</text:p>
        </text:list-item>
        <text:list-item>
          <text:p text:style-name="P17">Puertos: Los firewalls pueden filtrar el tráfico según los puertos de origen y destino. Los puertos se utilizan para identificar diferentes servicios y aplicaciones en una red. Por ejemplo, el puerto 80 se usa comúnmente para HTTP (navegación web) y el puerto 443 para HTTPS (navegación web segura).</text:p>
        </text:list-item>
        <text:list-item>
          <text:p text:style-name="P17">Protocolos: Los protocolos de red, como TCP, UDP, ICMP, etc., pueden ser especificados en las reglas del firewall para controlar qué tipo de tráfico se permite o bloquea.</text:p>
        </text:list-item>
        <text:list-item>
          <text:p text:style-name="P17">Estado de la conexión: Algunos firewalls pueden realizar inspección de estado para permitir o bloquear el tráfico en función del estado de la conexión, como si es una conexión entrante o saliente, si es parte de una sesión establecida, etc.</text:p>
        </text:list-item>
        <text:list-item>
          <text:p text:style-name="P17">Firmas de aplicación: Algunos firewalls pueden inspeccionar el tráfico en busca de patrones específicos asociados con aplicaciones o amenazas conocidas, lo que les permite identificar y bloquear tráfico malicioso o no autorizado.</text:p>
        </text:list-item>
        <text:list-item>
          <text:p text:style-name="P17">Contenido: Los firewalls pueden analizar el contenido de los paquetes de datos en busca de palabras clave, URL o tipos de archivos específicos, y tomar decisiones de filtrado basadas en ese contenido.</text:p>
        </text:list-item>
      </text:list>
      <text:p text:style-name="P15">Estos son solo algunos de los elementos que pueden utilizarse para definir reglas en un firewall. La configuración exacta y la complejidad de las reglas variarán según las necesidades de seguridad de la red y los recursos disponibles.</text:p>
      <text:p text:style-name="P16"><text:soft-page-break/></text:p>
      <text:list text:style-name="L2">
        <text:list-item>
          <text:p text:style-name="P30"><text:span text:style-name="Strong_20_Emphasis"><text:span text:style-name="T1">Reglas entrantes y salientes:</text:span></text:span></text:p>
          <text:list>
            <text:list-item>
              <text:p text:style-name="P29"><text:span text:style-name="Strong_20_Emphasis"><text:span text:style-name="T1">Reglas entrantes:</text:span></text:span><text:span text:style-name="T1"> Estas reglas controlan el tráfico que se dirige desde una red externa hacia la red protegida por el firewall. Por ejemplo, puedes establecer una regla entrante para permitir el acceso a un servidor web desde Internet solo en el puerto 80.</text:span></text:p>
            </text:list-item>
            <text:list-item>
              <text:p text:style-name="P29"><text:span text:style-name="Strong_20_Emphasis"><text:span text:style-name="T1">Reglas salientes:</text:span></text:span><text:span text:style-name="T1"> Estas reglas controlan el tráfico que sale de la red protegida hacia una red externa. Por ejemplo, puedes configurar una regla saliente para permitir que los usuarios internos accedan a Internet solo a través de ciertos puertos y protocolos.</text:span></text:p>
            </text:list-item>
          </text:list>
        </text:list-item>
        <text:list-item>
          <text:p text:style-name="P30"><text:span text:style-name="Strong_20_Emphasis"><text:span text:style-name="T1">Zona DMZ (Demilitarized Zone):</text:span></text:span></text:p>
          <text:list>
            <text:list-item>
              <text:p text:style-name="P18">Una zona DMZ es una red intermedia que se encuentra entre la red interna segura y la red externa, como Internet. Se utiliza para alojar servicios y aplicaciones que necesitan cierto nivel de accesibilidad desde Internet pero que no deben tener acceso directo a la red interna. Por ejemplo, servidores web públicos, servidores de correo electrónico, etc. El firewall se configura para permitir un tráfico limitado entre la DMZ y la red interna, pero con restricciones estrictas para proteger la seguridad interna.</text:p>
            </text:list-item>
          </text:list>
        </text:list-item>
        <text:list-item>
          <text:p text:style-name="P30"><text:span text:style-name="Strong_20_Emphasis"><text:span text:style-name="T1">IDS (Intrusion Detection System):</text:span></text:span></text:p>
          <text:list>
            <text:list-item>
              <text:p text:style-name="P19">Un IDS es un sistema de seguridad que monitorea y analiza el tráfico de red en busca de actividades sospechosas o maliciosas. A diferencia de un firewall que se enfoca en bloquear el tráfico no deseado, un IDS detecta intrusiones pero generalmente no las detiene automáticamente. Puede identificar ataques como intentos de acceso no autorizado, escaneos de puertos, tráfico malicioso, etc. Cuando se detecta una actividad sospechosa, el IDS puede generar alertas o notificaciones para que los administradores de red tomen medidas correctivas.</text:p>
            </text:list-item>
          </text:list>
        </text:list-item>
      </text:list>
      <text:p text:style-name="P15">Estos elementos son fundamentales en la arquitectura de seguridad de una red, y su configuración y uso dependen de las necesidades específicas de cada organización y del nivel de seguridad que deseen implementar.</text:p>
      <text:p text:style-name="P16"/>
      <text:p text:style-name="P15">Aquí tienes una definición teórica en seudo código de una regla de entrada para el tráfico de cualquier equipo al puerto 6666:</text:p>
      <text:p text:style-name="P8"/>
      <text:p text:style-name="P7"><text:span text:style-name="Source_20_Text"><text:span text:style-name="T1">SI (el tráfico está llegando al firewall)</text:span></text:span></text:p>
      <text:p text:style-name="P11"><text:soft-page-break/><text:span text:style-name="Source_20_Text"><text:span text:style-name="T1"><text:s text:c="4"/>Y (el puerto de destino es 6666)</text:span></text:span></text:p>
      <text:p text:style-name="P10"><text:span text:style-name="Source_20_Text"><text:span text:style-name="T1"><text:s text:c="4"/>ENTONCES (permitir el tráfico)</text:span></text:span></text:p>
      <text:p text:style-name="P15">Este seudo código representa una regla de firewall que permite el tráfico entrante hacia el puerto 6666 de cualquier equipo.</text:p>
      <text:p text:style-name="P15">Para aplicar esta regla en el firewall de Windows 10/11, seguirías estos pasos:</text:p>
      <text:list text:style-name="L3">
        <text:list-item>
          <text:p text:style-name="P20">Abre el "Panel de Control".</text:p>
        </text:list-item>
        <text:list-item>
          <text:p text:style-name="P20">Ve a "Sistema y Seguridad" y selecciona "Firewall de Windows Defender".</text:p>
        </text:list-item>
        <text:list-item>
          <text:p text:style-name="P20">En el panel izquierdo, haz clic en "Configuración avanzada".</text:p>
        </text:list-item>
        <text:list-item>
          <text:p text:style-name="P20">En la ventana del "Firewall de Windows Defender con seguridad avanzada", selecciona "Reglas de entrada".</text:p>
        </text:list-item>
        <text:list-item>
          <text:p text:style-name="P20">Haz clic en "Nueva regla" en el panel de la derecha.</text:p>
        </text:list-item>
        <text:list-item>
          <text:p text:style-name="P20">Selecciona "Puerto" como el tipo de regla y haz clic en "Siguiente".</text:p>
        </text:list-item>
        <text:list-item>
          <text:p text:style-name="P20">Selecciona "TCP" o "UDP" (o ambos) según el tipo de tráfico que quieras permitir y especifica el número de puerto como "6666".</text:p>
        </text:list-item>
        <text:list-item>
          <text:p text:style-name="P20">Haz clic en "Siguiente".</text:p>
        </text:list-item>
        <text:list-item>
          <text:p text:style-name="P20">Selecciona "Permitir la conexión" y haz clic en "Siguiente".</text:p>
        </text:list-item>
        <text:list-item>
          <text:p text:style-name="P20">Elige las opciones de perfil de red para las cuales deseas aplicar esta regla (puedes seleccionar todas si no estás seguro) y haz clic en "Siguiente".</text:p>
        </text:list-item>
        <text:list-item>
          <text:p text:style-name="P20">Asigna un nombre a la regla (por ejemplo, "Permitir tráfico al puerto 6666") y opcionalmente proporciona una descripción.</text:p>
        </text:list-item>
        <text:list-item>
          <text:p text:style-name="P21">Haz clic en "Finalizar" para crear la regla.</text:p>
        </text:list-item>
      </text:list>
      <text:p text:style-name="P15">Con estos pasos, habrás creado una regla en el firewall de Windows 10/11 que permite el tráfico entrante hacia el puerto 6666 de cualquier equipo.</text:p>
      <text:p text:style-name="P16"/>
      <text:p text:style-name="P15">En el Firewall de Windows Defender, los términos "público", "privado" y "dominio" se refieren a los perfiles de red que el firewall utiliza para determinar cómo se aplican las reglas de seguridad. Cada perfil tiene diferentes configuraciones predeterminadas y niveles de seguridad que se aplican automáticamente según el tipo de red en la que se encuentre el dispositivo. Aquí hay una explicación de cada uno:</text:p>
      <text:list text:style-name="L4">
        <text:list-item>
          <text:p text:style-name="P31"><text:span text:style-name="Strong_20_Emphasis"><text:span text:style-name="T1">Ámbito público:</text:span></text:span></text:p>
          <text:list>
            <text:list-item>
              <text:p text:style-name="P22">Este perfil se activa cuando tu dispositivo está conectado a una red pública, como una red Wi-Fi pública en un café, aeropuerto o biblioteca. En este perfil, el Firewall <text:soft-page-break/>de Windows Defender aplica las reglas de seguridad más estrictas para proteger tu dispositivo de accesos no autorizados y posibles amenazas en redes públicas.</text:p>
            </text:list-item>
          </text:list>
        </text:list-item>
        <text:list-item>
          <text:p text:style-name="P31"><text:span text:style-name="Strong_20_Emphasis"><text:span text:style-name="T1">Ámbito privado:</text:span></text:span></text:p>
          <text:list>
            <text:list-item>
              <text:p text:style-name="P22">El perfil privado se activa cuando tu dispositivo está conectado a una red privada, como tu red doméstica o de oficina. En este perfil, el Firewall de Windows Defender permite más comunicaciones entre dispositivos en la red local y aplica reglas menos restrictivas, ya que se supone que estás en un entorno más seguro y controlado.</text:p>
            </text:list-item>
          </text:list>
        </text:list-item>
        <text:list-item>
          <text:p text:style-name="P31"><text:span text:style-name="Strong_20_Emphasis"><text:span text:style-name="T1">Ámbito de dominio:</text:span></text:span></text:p>
          <text:list>
            <text:list-item>
              <text:p text:style-name="P23">Este perfil se utiliza en entornos empresariales donde los dispositivos están conectados a un dominio de red controlado por un servidor de dominio. Cuando tu dispositivo se une a un dominio, se activa automáticamente el perfil de dominio. En este perfil, el Firewall de Windows Defender aplica las reglas de seguridad definidas por el administrador de red para garantizar la protección y el cumplimiento de las políticas de seguridad de la organización.</text:p>
            </text:list-item>
          </text:list>
        </text:list-item>
      </text:list>
      <text:p text:style-name="P15">Cada uno de estos perfiles tiene sus propias configuraciones y reglas de firewall predeterminadas, pero también puedes personalizarlas según tus necesidades específicas. Es importante revisar y ajustar la configuración del firewall según el tipo de red a la que estés conectado para garantizar la mejor protección para tu dispositivo y tus datos.</text:p>
      <text:p text:style-name="P16"/>
      <text:p text:style-name="P16"/>
      <text:p text:style-name="P15">Aquí tienes un ejemplo de cómo abrir el puerto 8888 utilizando Netcat en Windows y luego permitir las conexiones a través de ese puerto en el Firewall de Windows Defender:</text:p>
      <text:h text:style-name="P5" text:outline-level="3">Abrir el puerto 8888 con Netcat en Windows:</text:h>
      <text:list text:style-name="L5">
        <text:list-item>
          <text:p text:style-name="P24">Descarga Netcat para Windows desde una fuente confiable y guárdalo en tu sistema.</text:p>
        </text:list-item>
        <text:list-item>
          <text:p text:style-name="P24">Abre una ventana de comandos (cmd) en modo administrador.</text:p>
        </text:list-item>
        <text:list-item>
          <text:p text:style-name="P24">Navega hasta el directorio donde guardaste el archivo netcat.exe.</text:p>
        </text:list-item>
        <text:list-item>
          <text:p text:style-name="P25">Ejecuta el siguiente comando para iniciar Netcat y escuchar conexiones en el puerto 8888:</text:p>
          <text:p text:style-name="P9"/>
          <text:p text:style-name="P12"><text:span text:style-name="Source_20_Text"><text:span text:style-name="T1">netcat.exe -lvp 8888</text:span></text:span></text:p>
          <text:p text:style-name="P26">Esto hará que Netcat escuche conexiones entrantes en el puerto 8888.</text:p>
        </text:list-item>
      </text:list>
      <text:h text:style-name="P5" text:outline-level="3"><text:soft-page-break/>Permitir conexiones por el puerto 8888 en el Firewall de Windows Defender:</text:h>
      <text:h text:style-name="P6" text:outline-level="4">Método con GUI:</text:h>
      <text:list text:style-name="L6">
        <text:list-item>
          <text:p text:style-name="P27">Abre el "Panel de Control" en Windows.</text:p>
        </text:list-item>
        <text:list-item>
          <text:p text:style-name="P27">Navega a "Sistema y Seguridad" y selecciona "Firewall de Windows Defender".</text:p>
        </text:list-item>
        <text:list-item>
          <text:p text:style-name="P27">Haz clic en "Configuración avanzada" en el panel izquierdo.</text:p>
        </text:list-item>
        <text:list-item>
          <text:p text:style-name="P27">En la ventana del "Firewall de Windows Defender con seguridad avanzada", haz clic en "Reglas de entrada" en el panel izquierdo.</text:p>
        </text:list-item>
        <text:list-item>
          <text:p text:style-name="P27">Haz clic en "Nueva regla" en el panel de la derecha.</text:p>
        </text:list-item>
        <text:list-item>
          <text:p text:style-name="P27">Selecciona "Puerto" como el tipo de regla y haz clic en "Siguiente".</text:p>
        </text:list-item>
        <text:list-item>
          <text:p text:style-name="P27">Selecciona "TCP" como el tipo de protocolo y especifica el número de puerto como "8888". Haz clic en "Siguiente".</text:p>
        </text:list-item>
        <text:list-item>
          <text:p text:style-name="P27">Selecciona "Permitir la conexión" y haz clic en "Siguiente".</text:p>
        </text:list-item>
        <text:list-item>
          <text:p text:style-name="P27">Elige las opciones de perfil de red para las cuales deseas aplicar esta regla (puedes seleccionar todas si no estás seguro) y haz clic en "Siguiente".</text:p>
        </text:list-item>
        <text:list-item>
          <text:p text:style-name="P27">Asigna un nombre a la regla (por ejemplo, "Permitir tráfico en el puerto 8888") y opcionalmente proporciona una descripción.</text:p>
        </text:list-item>
        <text:list-item>
          <text:p text:style-name="P28">Haz clic en "Finalizar" para crear la regla.</text:p>
        </text:list-item>
      </text:list>
      <text:h text:style-name="P6" text:outline-level="4">Método con PowerShell:</text:h>
      <text:p text:style-name="P8"/>
      <text:p text:style-name="P7"><text:span text:style-name="Source_20_Text"><text:span text:style-name="T1"># Crear una nueva regla de firewall para permitir el tráfico en el puerto 8888</text:span></text:span></text:p>
      <text:p text:style-name="P10"><text:span text:style-name="Source_20_Text"><text:span text:style-name="T1">New-NetFirewallRule -DisplayName "Permitir tráfico en el puerto 8888" -Direction Inbound -Protocol TCP -LocalPort 8888 -Action Allow</text:span></text:span></text:p>
      <text:p text:style-name="P15">Con estos pasos, habrás abierto el puerto 8888 con Netcat y permitido las conexiones a través de ese puerto en el Firewall de Windows Defender, ya sea utilizando el GUI o PowerShell.</text:p>
      <text:p text:style-name="P3"><text:span text:style-name="Strong_20_Emphasis"><text:span text:style-name="T3"/></text:span></text:p>
      <text:p text:style-name="P3"><text:span text:style-name="Strong_20_Emphasis"><text:span text:style-name="T3">Netcat</text:span></text:span></text:p>
      <text:p text:style-name="P3"><text:span text:style-name="Strong_20_Emphasis"><text:span text:style-name="T3"/></text:span></text:p>
      <text:p text:style-name="P3"><text:a xlink:type="simple" xlink:href="https://dl-manual.com/doc/manual-netcat-16vjqq1401ze" text:style-name="Internet_20_link" text:visited-style-name="Visited_20_Internet_20_Link"><text:span text:style-name="Strong_20_Emphasis"><text:span text:style-name="T3">https://dl-manual.com/doc/manual-netcat-16vjqq1401ze</text:span></text:span></text:a><text:span text:style-name="Strong_20_Emphasis"><text:span text:style-name="T3"> </text:span></text:span></text:p>
      <text:p text:style-name="P3"><text:span text:style-name="Strong_20_Emphasis"><text:span text:style-name="T3"/></text:span></text:p>
      <text:p text:style-name="P3"><text:a xlink:type="simple" xlink:href="https://parcheinformatico.wordpress.com/2020/08/01/shell-directa-y-shell-inversa-con-nectcat/" text:style-name="Internet_20_link" text:visited-style-name="Visited_20_Internet_20_Link"><text:span text:style-name="Strong_20_Emphasis"><text:span text:style-name="T3">https://parcheinformatico.wordpress.com/2020/08/01/shell-directa-y-shell-inversa-con-nectcat/</text:span></text:span></text:a><text:span text:style-name="Strong_20_Emphasis"><text:span text:style-name="T3"> </text:span></text:span></text:p>
      <text:p text:style-name="P3"><text:span text:style-name="Strong_20_Emphasis"><text:span text:style-name="T3"/></text:span></text:p>
      <text:p text:style-name="P3"><text:soft-page-break/><text:span text:style-name="Strong_20_Emphasis"><text:span text:style-name="T3">Firewall windows </text:span></text:span></text:p>
      <text:p text:style-name="P3"><text:span text:style-name="Strong_20_Emphasis"><text:span text:style-name="T3"/></text:span></text:p>
      <text:p text:style-name="P3"><text:a xlink:type="simple" xlink:href="https://docs.microsoft.com/es-es/windows/security/threat-protection/windows-firewall/best-practices-configuring" text:style-name="Internet_20_link" text:visited-style-name="Visited_20_Internet_20_Link"><text:span text:style-name="Strong_20_Emphasis"><text:span text:style-name="T3">https://docs.microsoft.com/es-es/windows/security/threat-protection/windows-firewall/best-practices-configuring</text:span></text:span></text:a><text:span text:style-name="Strong_20_Emphasis"><text:span text:style-name="T3"> </text:span></text:span></text:p>
      <text:p text:style-name="P3"><text:span text:style-name="Strong_20_Emphasis"><text:span text:style-name="T3"/></text:span></text:p>
      <text:p text:style-name="P3"><text:a xlink:type="simple" xlink:href="https://reparar.info/configuracion-de-reglas-de-firewall-de-windows-con-powershell/" text:style-name="Internet_20_link" text:visited-style-name="Visited_20_Internet_20_Link"><text:span text:style-name="Strong_20_Emphasis"><text:span text:style-name="T3">https://reparar.info/configuracion-de-reglas-de-firewall-de-windows-con-powershell/</text:span></text:span></text:a><text:span text:style-name="Strong_20_Emphasis"><text:span text:style-name="T3">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4-21T18:51:05.113085035</dc:date>
    <meta:editing-duration>P1DT1H28M22S</meta:editing-duration>
    <meta:editing-cycles>53</meta:editing-cycles>
    <meta:generator>LibreOffice/24.2.2.2$Linux_X86_64 LibreOffice_project/d56cc158d8a96260b836f100ef4b4ef25d6f1a01</meta:generator>
    <meta:document-statistic meta:table-count="0" meta:image-count="0" meta:object-count="0" meta:page-count="6" meta:paragraph-count="77" meta:word-count="1597" meta:character-count="10080" meta:non-whitespace-character-count="8591"/>
  </office:meta>
</office:document-meta>
</file>